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Ubuntu Mono" svg:font-family="'Ubuntu Mono'" style:font-pitch="fixed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8" style:family="paragraph" style:parent-style-name="Standard">
      <style:text-properties style:font-name="Times New Roman" fo:font-size="18pt" fo:font-weight="bold" style:font-size-asian="18pt" style:font-weight-asian="bold" style:font-name-complex="Times New Roman2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2" style:font-size-complex="18pt"/>
    </style:style>
    <style:style style:name="P10" style:family="paragraph" style:parent-style-name="Standard">
      <style:paragraph-properties fo:margin-top="0cm" fo:margin-bottom="0.282cm" loext:contextual-spacing="false" fo:line-height="150%"/>
      <style:text-properties style:font-name="Times New Roman1" fo:font-size="14pt" officeooo:rsid="0011d073" officeooo:paragraph-rsid="0011d073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16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8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yuthaya" fo:font-size="10pt" fo:language="en" fo:country="GB" style:font-name-asian="Calibri1" style:font-size-asian="10pt" style:language-asian="en" style:country-asian="US" style:font-name-complex="Ayuthaya1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yuthaya" fo:font-size="10pt" fo:language="en" fo:country="GB" fo:font-weight="bold" style:font-name-asian="Calibri1" style:font-size-asian="10pt" style:language-asian="en" style:country-asian="US" style:font-weight-asian="bold" style:font-name-complex="Ayuthaya1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language="en" fo:country="US" style:font-name-asian="Calibri1" style:language-asian="en" style:country-asian="US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Ubuntu Mono" fo:font-size="10pt" fo:language="en" fo:country="GB" style:font-name-asian="Calibri1" style:font-size-asian="10pt" style:language-asian="en" style:country-asian="US" style:font-name-complex="Ayuthaya1" style:font-size-complex="10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Ubuntu Mono" fo:font-size="10pt" fo:language="en" fo:country="GB" fo:font-weight="normal" style:font-name-asian="Calibri1" style:font-size-asian="10pt" style:language-asian="en" style:country-asian="US" style:font-weight-asian="normal" style:font-name-complex="Ayuthaya1" style:font-size-complex="10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 Mono" fo:font-size="10pt" fo:font-weight="normal" style:font-size-asian="10pt" style:font-weight-asian="normal" style:font-name-complex="Times New Roman2" style:font-size-complex="10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 Mono" style:font-name-complex="Times New Roman2"/>
    </style:style>
    <style:style style:name="P26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27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11d073" style:font-name-asian="Times New Roman2" style:font-size-asian="14pt" style:font-name-complex="Times New Roman2" style:font-size-complex="14pt"/>
    </style:style>
    <style:style style:name="P28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rsid="0011d073" officeooo:paragraph-rsid="0011d073" style:font-name-asian="Times New Roman2" style:font-size-asian="14pt" style:font-name-complex="Times New Roman2" style:font-size-complex="14pt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officeooo:rsid="0011d073" officeooo:paragraph-rsid="0011d073" style:font-size-asian="14pt" style:font-name-complex="Times New Roman2" style:font-size-complex="14pt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officeooo:rsid="0011d073" officeooo:paragraph-rsid="0011d073" style:font-size-asian="14pt" style:font-name-complex="Times New Roman2" style:font-size-complex="14pt"/>
    </style:style>
    <style:style style:name="P32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33" style:family="paragraph" style:parent-style-name="Standard">
      <style:paragraph-properties fo:margin-left="-0.25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27d2a3" fo:background-color="transparent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27d2a3" fo:background-color="transparent" style:font-size-asian="18pt" style:font-weight-asian="bold" style:font-name-complex="Times New Roman2" style:font-size-complex="18pt"/>
    </style:style>
    <style:style style:name="P36" style:family="paragraph" style:parent-style-name="Standard">
      <style:text-properties style:font-name="Times New Roman" fo:font-size="18pt" fo:font-weight="bold" officeooo:paragraph-rsid="0027d2a3" fo:background-color="transparent" style:font-size-asian="18pt" style:font-weight-asian="bold" style:font-name-complex="Times New Roman2" style:font-size-complex="18pt"/>
    </style:style>
    <style:style style:name="P37" style:family="paragraph" style:parent-style-name="Standard">
      <style:paragraph-properties fo:text-align="center" style:justify-single-word="false"/>
      <style:text-properties officeooo:rsid="0027d2a3" officeooo:paragraph-rsid="0027d2a3" fo:background-color="transparent"/>
    </style:style>
    <style:style style:name="P38" style:family="paragraph" style:parent-style-name="Standard">
      <style:paragraph-properties fo:text-align="center" style:justify-single-word="false"/>
      <style:text-properties officeooo:paragraph-rsid="0027d2a3" fo:background-color="transparen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27d2a3" style:font-size-asian="14pt" style:font-name-complex="Times New Roman2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27d2a3" fo:background-color="transparent"/>
    </style:style>
    <style:style style:name="P43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44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officeooo:paragraph-rsid="0027d2a3" fo:background-color="transparent"/>
    </style:style>
    <style:style style:name="P45" style:family="paragraph" style:parent-style-name="Standard" style:master-page-name="First_20_Page">
      <style:paragraph-properties fo:text-align="center" style:justify-single-word="false" style:page-number="auto"/>
      <style:text-properties officeooo:paragraph-rsid="0027d2a3" fo:background-color="transparent"/>
    </style:style>
    <style:style style:name="P46" style:family="paragraph" style:parent-style-name="List_20_Paragraph" style:list-style-name="WWNum1">
      <style:text-properties style:font-name="Times New Roman" fo:font-size="14pt" style:font-size-asian="14pt" style:font-name-complex="Times New Roman2" style:font-size-complex="14pt"/>
    </style:style>
    <style:style style:name="P47" style:family="paragraph" style:parent-style-name="List_20_Paragraph" style:list-style-name="WWNum2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font-weight="bold" officeooo:rsid="00277acf" style:font-size-asian="14pt" style:font-weight-asian="bold" style:font-name-complex="Times New Roman2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 fo:background-color="#ffff00"/>
    </style:style>
    <style:style style:name="T8" style:family="text">
      <style:text-properties style:font-name="Times New Roman" fo:font-size="14pt" fo:language="en" fo:country="US" fo:font-weight="bold" officeooo:rsid="0027d2a3" style:font-size-asian="14pt" style:font-weight-asian="bold" style:font-name-complex="Times New Roman2" style:font-size-complex="14pt"/>
    </style:style>
    <style:style style:name="T9" style:family="text">
      <style:text-properties style:font-name="Times New Roman" fo:font-size="14pt" fo:language="en" fo:country="US" fo:font-weight="bold" officeooo:rsid="0027d2a3" style:font-size-asian="14pt" style:font-weight-asian="bold" style:font-name-complex="Times New Roman2" style:font-size-complex="14pt" fo:background-color="#ffff00"/>
    </style:style>
    <style:style style:name="T10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 fo:background-color="#ffff00"/>
    </style:style>
    <style:style style:name="T12" style:family="text">
      <style:text-properties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2" style:font-size-complex="14pt"/>
    </style:style>
    <style:style style:name="T13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14" style:family="text">
      <style:text-properties style:font-name="Times New Roman" fo:font-size="14pt" fo:language="en" fo:country="GB" fo:font-weight="bold" style:font-name-asian="Calibri1" style:font-size-asian="14pt" style:language-asian="en" style:country-asian="US" style:font-weight-asian="bold" style:font-name-complex="Times New Roman2" style:font-size-complex="14pt"/>
    </style:style>
    <style:style style:name="T15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 fo:background-color="#ffff00"/>
    </style:style>
    <style:style style:name="T16" style:family="text"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T17" style:family="text">
      <style:text-properties fo:color="#000000" style:font-name="Times New Roman" fo:font-size="14pt" officeooo:rsid="0019befa" style:font-name-asian="Times New Roman2" style:font-size-asian="14pt" style:font-name-complex="Times New Roman2" style:font-size-complex="14pt"/>
    </style:style>
    <style:style style:name="T18" style:family="text"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T19" style:family="text">
      <style:text-properties fo:color="#000000" style:font-name="Times New Roman" fo:font-size="14pt" fo:language="en" fo:country="US" style:font-name-asian="Times New Roman2" style:font-size-asian="14pt" style:font-name-complex="Times New Roman2" style:font-size-complex="14pt" fo:background-color="#ffff00"/>
    </style:style>
    <style:style style:name="T20" style:family="text">
      <style:text-properties fo:color="#000000" style:font-name="Times New Roman" fo:font-size="14pt" fo:language="en" fo:country="US" officeooo:rsid="0027d2a3" style:font-name-asian="Times New Roman2" style:font-size-asian="14pt" style:font-name-complex="Times New Roman2" style:font-size-complex="14pt" fo:background-color="#ffff00"/>
    </style:style>
    <style:style style:name="T21" style:family="text">
      <style:text-properties fo:color="#000000" style:font-name="Times New Roman" fo:font-size="14pt" fo:language="en" fo:country="US" officeooo:rsid="0027d2a3" style:font-name-asian="Times New Roman2" style:font-size-asian="14pt" style:font-name-complex="Times New Roman2" style:font-size-complex="14pt"/>
    </style:style>
    <style:style style:name="T22" style:family="text">
      <style:text-properties fo:color="#000000"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23" style:family="text">
      <style:text-properties fo:color="#000000" style:font-name-asian="Times New Roman2"/>
    </style:style>
    <style:style style:name="T24" style:family="text">
      <style:text-properties fo:color="#000000" fo:background-color="transparent" loext:char-shading-value="0" style:font-name-asian="Times New Roman2"/>
    </style:style>
    <style:style style:name="T25" style:family="text">
      <style:text-properties officeooo:rsid="001371d3"/>
    </style:style>
    <style:style style:name="T2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">Московский Авиационный Институт</text:span></text:p>
      <text:p text:style-name="P38"><text:span text:style-name="T1">(Национальный Исследовательский Университет)</text:span></text:p>
      <text:p text:style-name="P38"><text:span text:style-name="T1">Факультет информационных технологий и прикладной математики</text:span></text:p>
      <text:p text:style-name="P38"><text:span text:style-name="T1">Кафедра вычислительной математики и программирования</text:span></text:p>
      <text:p text:style-name="P35"/>
      <text:p text:style-name="P35"/>
      <text:p text:style-name="P38"><text:span text:style-name="T2">Лабораторная работ №</text:span><text:span text:style-name="T8">2</text:span><text:span text:style-name="T2"> по курсу</text:span><text:span text:style-name="T6"> </text:span></text:p>
      <text:p text:style-name="P38"><text:span text:style-name="T4">«Операционные системы»</text:span></text:p>
      <text:p text:style-name="P34"/>
      <text:p text:style-name="P37"><text:span text:style-name="T10">Управление процессами <text:s/>в ОС</text:span></text:p>
      <text:p text:style-name="P36"/>
      <text:p text:style-name="P35"/>
      <text:p text:style-name="P35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/>
      <text:p text:style-name="P43"/>
      <text:p text:style-name="P43"/>
      <text:p text:style-name="P43"/>
      <text:p text:style-name="P43"/>
      <text:p text:style-name="P43"/>
      <text:p text:style-name="P42"><text:span text:style-name="T16">Студент: </text:span><text:span text:style-name="T21">Черемисинов Максим Леонидович</text:span></text:p>
      <text:p text:style-name="P44"><text:span text:style-name="T16">Группа: М80 – 20</text:span><text:span text:style-name="T21">1</text:span><text:span text:style-name="T16">Б-18</text:span></text:p>
      <text:p text:style-name="P44"><text:span text:style-name="T16">Вариант: </text:span><text:span text:style-name="T21">17</text:span></text:p>
      <text:p text:style-name="P42"><text:span text:style-name="T16">Преподаватель: Соколов Андрей <text:s/>Алексеевич</text:span></text:p>
      <text:p text:style-name="P42"><text:span text:style-name="T16">Оценка: ___________</text:span></text:p>
      <text:p text:style-name="P42"><text:span text:style-name="T16">Дата: ___________</text:span></text:p>
      <text:p text:style-name="P42"><text:span text:style-name="T22">Подпись</text:span><text:span text:style-name="T16">: ___________</text:span></text:p>
      <text:p text:style-name="P41"/>
      <text:p text:style-name="P41"/>
      <text:p text:style-name="P39"><text:span text:style-name="T24">Москва, 2019</text:span></text:p>
      <text:p text:style-name="P6"><text:soft-page-break/>Содержание</text:p>
      <text:list xml:id="list919455309" text:style-name="WWNum1">
        <text:list-item>
          <text:p text:style-name="P46">Постановка задачи</text:p>
        </text:list-item>
        <text:list-item>
          <text:p text:style-name="P46">Общие сведения о программе</text:p>
        </text:list-item>
        <text:list-item>
          <text:p text:style-name="P46">Общий метод и алгоритм решения</text:p>
        </text:list-item>
        <text:list-item>
          <text:p text:style-name="P46">Основные файлы программы</text:p>
        </text:list-item>
        <text:list-item>
          <text:p text:style-name="P46">Демонстрация работы программы</text:p>
        </text:list-item>
        <text:list-item>
          <text:p text:style-name="P46">Вывод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2">Постановка задачи</text:span><text:span text:style-name="T1">.</text:span></text:p>
      <text:p text:style-name="P30">Написать программу по работе с очередью. Команды считываются в родительском процессе и поступают на обработку в дочерний процесс, в котором происходят все вычисления, после чего ответ поступает в родительский процесс.</text:p>
      <text:p text:style-name="P33"/>
      <text:p text:style-name="P17">Общие сведения о программе</text:p>
      <text:p text:style-name="P16"><text:span text:style-name="T1">Программа компилируется из двух файлов: </text:span><text:span text:style-name="T13">main.c и queue.c</text:span><text:span text:style-name="T1">. Используются заголовочные файлы </text:span><text:span text:style-name="T13">stdio.h, string.h, unistd.h, stdlib.h, queue.h. </text:span><text:span text:style-name="T1">В программе используются следующие системные вызовы</text:span><text:span text:style-name="T13">:</text:span></text:p>
      <text:list xml:id="list1901554947" text:style-name="WWNum2">
        <text:list-item>
          <text:p text:style-name="P47"><text:span text:style-name="T6">read</text:span><text:span text:style-name="T13"> – </text:span><text:span text:style-name="T1">для чтения данных из файла</text:span><text:span text:style-name="T13">.</text:span></text:p>
        </text:list-item>
        <text:list-item>
          <text:p text:style-name="P47"><text:span text:style-name="T6">write</text:span><text:span text:style-name="T1"> – для записи данных в файл</text:span><text:span text:style-name="T13">.</text:span></text:p>
        </text:list-item>
        <text:list-item>
          <text:p text:style-name="P47"><text:span text:style-name="T6">pipe</text:span><text:span text:style-name="T1"> – для создания однонаправленного канала, через который могут общаться два процесса. Возвращает два дескриптора файлов: для чтения и для записи.</text:span></text:p>
        </text:list-item>
        <text:list-item>
          <text:p text:style-name="P47"><text:span text:style-name="T6">fork</text:span><text:span text:style-name="T1"> </text:span><text:span text:style-name="T13">– </text:span><text:span text:style-name="T1">для создания дочернего процесса.</text:span></text:p>
        </text:list-item>
        <text:list-item>
          <text:p text:style-name="P47"><text:span text:style-name="T6">close</text:span><text:span text:style-name="T1"> – для закрытия файла после окончания работы с ним.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5"><text:soft-page-break/><text:span text:style-name="T2">Общий метод и алгоритм решения</text:span><text:span text:style-name="T1">.</text:span></text:p>
      <text:p text:style-name="P29">Пользователь вводит команды в <text:s/>STDIN, родительский процесс считывает команду и отправляет её дочернему процессу. Тот её проверяет на корректность. Если команда некорректна, то соответствующее сообщение передается родительскому процессу. Если корректна, то производит необходимые действия над очередью и возвращает как минимум 2 символа родительскому процессу (сигнал, что программма не завершает работу). Если родительский процесс передает в дочерний команду «exit», то процесс-потомок возвращает ответ «q» длиной 1, после чего программа завершает свою работу.</text:p>
      <text:p text:style-name="P31"/>
      <text:p text:style-name="P15"><text:span text:style-name="T2">Файлы программы</text:span><text:span text:style-name="T1">.</text:span></text:p>
      <text:p text:style-name="Standard"><text:span text:style-name="T2">Файл </text:span><text:span text:style-name="T5">main.c</text:span></text:p>
      <text:p text:style-name="P23">#include &lt;stdbool.h&gt;</text:p>
      <text:p text:style-name="P23">#include &lt;string.h&gt;</text:p>
      <text:p text:style-name="P23">#include &lt;unistd.h&gt;</text:p>
      <text:p text:style-name="P23">#include &lt;stdlib.h&gt;</text:p>
      <text:p text:style-name="P23">#include "queue.h"</text:p>
      <text:p text:style-name="P23"/>
      <text:p text:style-name="P23">void writeCommands(const int ostream);</text:p>
      <text:p text:style-name="P23">int checkCommand(const char *a);</text:p>
      <text:p text:style-name="P23">bool findSubString(const char *where, const char *what);</text:p>
      <text:p text:style-name="P23">void itoa(int n, char *s); //by K&amp;R</text:p>
      <text:p text:style-name="P23">void reverse(char *s);</text:p>
      <text:p text:style-name="P23">char *slice(const char *a, const int begin, const int end);</text:p>
      <text:p text:style-name="P23"/>
      <text:p text:style-name="P23">int main(){</text:p>
      <text:p text:style-name="P23"><text:tab/>//var17</text:p>
      <text:p text:style-name="P23"><text:tab/>const int READ = 0;</text:p>
      <text:p text:style-name="P23"><text:tab/>const int WRITE = 1;</text:p>
      <text:p text:style-name="P23"><text:tab/></text:p>
      <text:p text:style-name="P23"><text:tab/>int toChild[2];</text:p>
      <text:p text:style-name="P23"><text:tab/>int toParent[2];</text:p>
      <text:p text:style-name="P23"><text:tab/>int error1 = pipe(toChild);</text:p>
      <text:p text:style-name="P23"><text:tab/>int error2 = pipe(toParent);</text:p>
      <text:p text:style-name="P23"><text:tab/>if(error1 == -1 || error2 == -1){</text:p>
      <text:p text:style-name="P23"><text:tab/><text:tab/>write(STDOUT_FILENO, "Can not create pipe(s). Exiting with status \"-1\"\n", 46);</text:p>
      <text:p text:style-name="P23"><text:tab/><text:tab/>exit(-1);</text:p>
      <text:p text:style-name="P23"><text:tab/>}</text:p>
      <text:p text:style-name="P23"/>
      <text:p text:style-name="P23"><text:tab/>pid_t sp = fork();</text:p>
      <text:p text:style-name="P23"><text:tab/>char arr[101]; //массив для записи команд</text:p>
      <text:p text:style-name="P23"/>
      <text:p text:style-name="P23"><text:tab/>if(sp &lt; 0){</text:p>
      <text:p text:style-name="P23"><text:tab/><text:tab/>write(STDOUT_FILENO, "Can not create a new process. Exiting with status \"-1\"\n", 53);</text:p>
      <text:p text:style-name="P23"><text:tab/><text:tab/>exit(-1);</text:p>
      <text:p text:style-name="P23"><text:tab/>}else if(sp &gt; 0){</text:p>
      <text:p text:style-name="P23"><text:tab/><text:tab/>//parent</text:p>
      <text:p text:style-name="P23"/>
      <text:p text:style-name="P23"><text:tab/><text:tab/>writeCommands(STDOUT_FILENO);</text:p>
      <text:p text:style-name="P23"/>
      <text:p text:style-name="P23"><text:tab/><text:tab/>while(true){</text:p>
      <text:p text:style-name="P23"><text:tab/><text:tab/><text:tab/>write(STDOUT_FILENO, "&gt; ", 2);</text:p>
      <text:p text:style-name="P23"><text:tab/><text:tab/><text:tab/></text:p>
      <text:p text:style-name="P23"><text:tab/><text:tab/><text:tab/>int len;</text:p>
      <text:p text:style-name="P23"><text:soft-page-break/><text:tab/><text:tab/><text:tab/>len = read(STDIN_FILENO, arr, 100); //считывание команды</text:p>
      <text:p text:style-name="P23"><text:tab/><text:tab/><text:tab/>arr[len-1] = '\0';</text:p>
      <text:p text:style-name="P23"><text:tab/><text:tab/><text:tab/>write(toChild[WRITE], arr, len); //передача команды дочернему процессу</text:p>
      <text:p text:style-name="P23"/>
      <text:p text:style-name="P23"><text:tab/><text:tab/><text:tab/>len = read(toParent[READ], arr, 100); //получение ответа</text:p>
      <text:p text:style-name="P23"/>
      <text:p text:style-name="P23"><text:tab/><text:tab/><text:tab/>if(len &gt; 1){</text:p>
      <text:p text:style-name="P23"><text:tab/><text:tab/><text:tab/><text:tab/>write(STDOUT_FILENO, arr, len);</text:p>
      <text:p text:style-name="P23"><text:tab/><text:tab/><text:tab/>}else{</text:p>
      <text:p text:style-name="P23"><text:tab/><text:tab/><text:tab/><text:tab/>break;</text:p>
      <text:p text:style-name="P23"><text:tab/><text:tab/><text:tab/>}</text:p>
      <text:p text:style-name="P23"><text:tab/><text:tab/>}</text:p>
      <text:p text:style-name="P23"><text:tab/>}else{</text:p>
      <text:p text:style-name="P23"><text:tab/><text:tab/>//child</text:p>
      <text:p text:style-name="P23"><text:tab/><text:tab/>queue *q = create();</text:p>
      <text:p text:style-name="P23"><text:tab/><text:tab/>while(true){</text:p>
      <text:p text:style-name="P23"><text:tab/><text:tab/><text:tab/>int len = read(toChild[READ], arr, 100); //считывание команды от родительского процесса</text:p>
      <text:p text:style-name="P23"><text:tab/><text:tab/><text:tab/>int x = checkCommand(arr); //проверка корректности команды</text:p>
      <text:p text:style-name="P23"><text:tab/><text:tab/><text:tab/></text:p>
      <text:p text:style-name="P23"><text:tab/><text:tab/><text:tab/>if(x == -1){</text:p>
      <text:p text:style-name="P23"><text:tab/><text:tab/><text:tab/><text:tab/>write(toParent[WRITE], "Error: incorrect command\n", 25); //ошибка. не найдена команда</text:p>
      <text:p text:style-name="P23"><text:tab/><text:tab/><text:tab/>}else{</text:p>
      <text:p text:style-name="P23"><text:tab/><text:tab/><text:tab/><text:tab/>switch(x){</text:p>
      <text:p text:style-name="P23"><text:tab/><text:tab/><text:tab/><text:tab/><text:tab/>case 0:</text:p>
      <text:p text:style-name="P23"><text:tab/><text:tab/><text:tab/><text:tab/><text:tab/><text:tab/>write(toParent[WRITE], "q", 1); //выйти из программы</text:p>
      <text:p text:style-name="P23"><text:tab/><text:tab/><text:tab/><text:tab/><text:tab/><text:tab/>break;</text:p>
      <text:p text:style-name="P23"><text:tab/><text:tab/><text:tab/><text:tab/><text:tab/>case 1:</text:p>
      <text:p text:style-name="P23"><text:tab/><text:tab/><text:tab/><text:tab/><text:tab/><text:tab/>show(q, toParent[WRITE]);</text:p>
      <text:p text:style-name="P23"><text:tab/><text:tab/><text:tab/><text:tab/><text:tab/><text:tab/>break;</text:p>
      <text:p text:style-name="P23"><text:tab/><text:tab/><text:tab/><text:tab/><text:tab/>case 2:</text:p>
      <text:p text:style-name="P23"><text:tab/><text:tab/><text:tab/><text:tab/><text:tab/><text:tab/>if(length(q) &gt; 0){</text:p>
      <text:p text:style-name="P23"><text:tab/><text:tab/><text:tab/><text:tab/><text:tab/><text:tab/><text:tab/>write(toParent[WRITE], first(q), strlen(first(q)));</text:p>
      <text:p text:style-name="P23"><text:tab/><text:tab/><text:tab/><text:tab/><text:tab/><text:tab/><text:tab/>write(toParent[WRITE], "\n\0", 2);</text:p>
      <text:p text:style-name="P23"><text:tab/><text:tab/><text:tab/><text:tab/><text:tab/><text:tab/>}else{</text:p>
      <text:p text:style-name="P23"><text:tab/><text:tab/><text:tab/><text:tab/><text:tab/><text:tab/><text:tab/>write(toParent[WRITE], "\0\0", 2);</text:p>
      <text:p text:style-name="P23"><text:tab/><text:tab/><text:tab/><text:tab/><text:tab/><text:tab/>}</text:p>
      <text:p text:style-name="P23"><text:tab/><text:tab/><text:tab/><text:tab/><text:tab/><text:tab/>break;</text:p>
      <text:p text:style-name="P23"><text:tab/><text:tab/><text:tab/><text:tab/><text:tab/>case 3:</text:p>
      <text:p text:style-name="P23"><text:tab/><text:tab/><text:tab/><text:tab/><text:tab/><text:tab/>if(length(q) &gt; 0){</text:p>
      <text:p text:style-name="P23"><text:tab/><text:tab/><text:tab/><text:tab/><text:tab/><text:tab/><text:tab/>write(toParent[WRITE], last(q), strlen(last(q)));</text:p>
      <text:p text:style-name="P23"><text:tab/><text:tab/><text:tab/><text:tab/><text:tab/><text:tab/><text:tab/>write(toParent[WRITE], "\n\0", 2);</text:p>
      <text:p text:style-name="P23"><text:tab/><text:tab/><text:tab/><text:tab/><text:tab/><text:tab/>}else{</text:p>
      <text:p text:style-name="P23"><text:tab/><text:tab/><text:tab/><text:tab/><text:tab/><text:tab/><text:tab/>write(toParent[WRITE], "\0\0", 2);</text:p>
      <text:p text:style-name="P23"><text:tab/><text:tab/><text:tab/><text:tab/><text:tab/><text:tab/>}</text:p>
      <text:p text:style-name="P23"><text:tab/><text:tab/><text:tab/><text:tab/><text:tab/><text:tab/>break;</text:p>
      <text:p text:style-name="P23"><text:tab/><text:tab/><text:tab/><text:tab/><text:tab/>case 4:</text:p>
      <text:p text:style-name="P23"><text:tab/><text:tab/><text:tab/><text:tab/><text:tab/><text:tab/>push(q, slice(arr, 5, strlen(arr)-1)); //5 - "push" + ' '</text:p>
      <text:p text:style-name="P23"><text:tab/><text:tab/><text:tab/><text:tab/><text:tab/><text:tab/>write(toParent[WRITE], "\0\0", 2);</text:p>
      <text:p text:style-name="P23"><text:tab/><text:tab/><text:tab/><text:tab/><text:tab/><text:tab/>break;</text:p>
      <text:p text:style-name="P23"><text:tab/><text:tab/><text:tab/><text:tab/><text:tab/>case 5:</text:p>
      <text:p text:style-name="P23"><text:tab/><text:tab/><text:tab/><text:tab/><text:tab/><text:tab/>pop(q);</text:p>
      <text:p text:style-name="P23"><text:tab/><text:tab/><text:tab/><text:tab/><text:tab/><text:tab/>write(toParent[WRITE], "\0\0", 2);</text:p>
      <text:p text:style-name="P23"><text:tab/><text:tab/><text:tab/><text:tab/><text:tab/><text:tab/>break;</text:p>
      <text:p text:style-name="P23"><text:tab/><text:tab/><text:tab/><text:tab/><text:tab/>case 6:{</text:p>
      <text:p text:style-name="P23"><text:tab/><text:tab/><text:tab/><text:tab/><text:tab/><text:tab/>char s[100];</text:p>
      <text:p text:style-name="P23"><text:tab/><text:tab/><text:tab/><text:tab/><text:tab/><text:tab/>itoa(length(q), s);</text:p>
      <text:p text:style-name="P23"><text:tab/><text:tab/><text:tab/><text:tab/><text:tab/><text:tab/>write(toParent[WRITE], s, strlen(s));</text:p>
      <text:p text:style-name="P23"><text:tab/><text:tab/><text:tab/><text:tab/><text:tab/><text:tab/>write(toParent[WRITE], "\n\0", 2);</text:p>
      <text:p text:style-name="P23"><text:tab/><text:tab/><text:tab/><text:tab/><text:tab/><text:tab/>break;</text:p>
      <text:p text:style-name="P23"><text:tab/><text:tab/><text:tab/><text:tab/><text:tab/>}</text:p>
      <text:p text:style-name="P23"><text:tab/><text:tab/><text:tab/><text:tab/><text:tab/>case 7:</text:p>
      <text:p text:style-name="P23"><text:tab/><text:tab/><text:tab/><text:tab/><text:tab/><text:tab/>if(isEmpty(q)){</text:p>
      <text:p text:style-name="P23"><text:tab/><text:tab/><text:tab/><text:tab/><text:tab/><text:tab/><text:tab/>write(toParent[WRITE], "true\n", 5);</text:p>
      <text:p text:style-name="P23"><text:tab/><text:tab/><text:tab/><text:tab/><text:tab/><text:tab/>}else{</text:p>
      <text:p text:style-name="P23"><text:tab/><text:tab/><text:tab/><text:tab/><text:tab/><text:tab/><text:tab/>write(toParent[WRITE], "false\n", 6);</text:p>
      <text:p text:style-name="P23"><text:tab/><text:tab/><text:tab/><text:tab/><text:tab/><text:tab/>}</text:p>
      <text:p text:style-name="P23"><text:tab/><text:tab/><text:tab/><text:tab/><text:tab/><text:tab/>break;</text:p>
      <text:p text:style-name="P23"><text:tab/><text:tab/><text:tab/><text:tab/>}</text:p>
      <text:p text:style-name="P23"><text:tab/><text:tab/><text:tab/>}</text:p>
      <text:p text:style-name="P23"><text:soft-page-break/><text:tab/><text:tab/>}</text:p>
      <text:p text:style-name="P23"><text:tab/>}</text:p>
      <text:p text:style-name="P23"><text:tab/>close(toChild[READ]);</text:p>
      <text:p text:style-name="P23"><text:tab/>close(toChild[WRITE]);</text:p>
      <text:p text:style-name="P23"><text:tab/>close(toParent[READ]);</text:p>
      <text:p text:style-name="P23"><text:tab/>close(toParent[WRITE]);</text:p>
      <text:p text:style-name="P23">}</text:p>
      <text:p text:style-name="P23"/>
      <text:p text:style-name="P23">void writeCommands(const int ostream){</text:p>
      <text:p text:style-name="P23"><text:tab/>write(ostream, "Welcome to the UI!\n", 19);</text:p>
      <text:p text:style-name="P23"><text:tab/>write(ostream, "List of the commands:\n", 22);</text:p>
      <text:p text:style-name="P23"><text:tab/>write(ostream, "0. exit - exit from program\n", 28);</text:p>
      <text:p text:style-name="P23"><text:tab/>write(ostream, "1. show - show the queue\n", 25);</text:p>
      <text:p text:style-name="P23"><text:tab/>write(ostream, "2. first - top of the queue\n", 28);</text:p>
      <text:p text:style-name="P23"><text:tab/>write(ostream, "3. last - back of the queue\n", 28);</text:p>
      <text:p text:style-name="P23"><text:tab/>write(ostream, "4. push VALUE - push the VALUE to the queue\n", 44);</text:p>
      <text:p text:style-name="P23"><text:tab/>write(ostream, "5. pop - pop the first element from the queue\n", 46);</text:p>
      <text:p text:style-name="P23"><text:tab/>write(ostream, "6. len - length of the queue\n", 29);</text:p>
      <text:p text:style-name="P23"><text:tab/>write(ostream, "7. empty - is the queue empty?\n", 31);</text:p>
      <text:p text:style-name="P23"><text:tab/>write(ostream,"\n-----\nAttention! The limit of input string is 100 symbols!\n-----\n", 66);</text:p>
      <text:p text:style-name="P23">}</text:p>
      <text:p text:style-name="P23"/>
      <text:p text:style-name="P23">bool findSubString(const char *where, const char *what){</text:p>
      <text:p text:style-name="P23"><text:tab/>const int whereSize = strlen(where);</text:p>
      <text:p text:style-name="P23"><text:tab/>const int whatSize = strlen(what);</text:p>
      <text:p text:style-name="P23"><text:tab/></text:p>
      <text:p text:style-name="P23"><text:tab/>if(whereSize &lt; whatSize){</text:p>
      <text:p text:style-name="P23"><text:tab/><text:tab/>return false;</text:p>
      <text:p text:style-name="P23"><text:tab/>}else if(whereSize == whatSize){</text:p>
      <text:p text:style-name="P23"><text:tab/><text:tab/>for(int i = 0; i &lt; whereSize; i++){</text:p>
      <text:p text:style-name="P23"><text:tab/><text:tab/><text:tab/>if(what[i] != where[i]){</text:p>
      <text:p text:style-name="P23"><text:tab/><text:tab/><text:tab/><text:tab/>return false;</text:p>
      <text:p text:style-name="P23"><text:tab/><text:tab/><text:tab/>}</text:p>
      <text:p text:style-name="P23"><text:tab/><text:tab/>}</text:p>
      <text:p text:style-name="P23"><text:tab/><text:tab/>return true;</text:p>
      <text:p text:style-name="P23"><text:tab/>}else{</text:p>
      <text:p text:style-name="P23"><text:tab/><text:tab/>for(int i = 0; i &lt;= whatSize; i++){</text:p>
      <text:p text:style-name="P23"><text:tab/><text:tab/><text:tab/>if(what[i] == '\0' &amp;&amp; (where[i] == ' ' || where[i] == '\t')){</text:p>
      <text:p text:style-name="P23"><text:tab/><text:tab/><text:tab/><text:tab/>return true;</text:p>
      <text:p text:style-name="P23"><text:tab/><text:tab/><text:tab/>}</text:p>
      <text:p text:style-name="P23"/>
      <text:p text:style-name="P23"><text:tab/><text:tab/><text:tab/>if(what[i] != where[i]){</text:p>
      <text:p text:style-name="P23"><text:tab/><text:tab/><text:tab/><text:tab/>return false;</text:p>
      <text:p text:style-name="P23"><text:tab/><text:tab/><text:tab/>}</text:p>
      <text:p text:style-name="P23"><text:tab/><text:tab/>}</text:p>
      <text:p text:style-name="P23"><text:tab/>}</text:p>
      <text:p text:style-name="P23">}</text:p>
      <text:p text:style-name="P23"/>
      <text:p text:style-name="P23">int checkCommand(const char *a){</text:p>
      <text:p text:style-name="P23"><text:tab/>char *commands[] = {"exit", "show", "first", "last", "push", "pop", "len", "empty"};</text:p>
      <text:p text:style-name="P23"><text:tab/>for(int i = 0; i &lt;= 7; i++){</text:p>
      <text:p text:style-name="P23"><text:tab/><text:tab/>if(findSubString(a, commands[i]) == true){</text:p>
      <text:p text:style-name="P23"><text:tab/><text:tab/><text:tab/>return i;</text:p>
      <text:p text:style-name="P23"><text:tab/><text:tab/>}</text:p>
      <text:p text:style-name="P23"><text:tab/>}</text:p>
      <text:p text:style-name="P23"><text:tab/>return -1; //команда не найдена</text:p>
      <text:p text:style-name="P23">}</text:p>
      <text:p text:style-name="P23"/>
      <text:p text:style-name="P23">void itoa(int n, char *s){</text:p>
      <text:p text:style-name="P23"><text:tab/>int i, sign;</text:p>
      <text:p text:style-name="P23"><text:tab/>if((sign = n) &lt; 0){</text:p>
      <text:p text:style-name="P23"><text:tab/><text:tab/>n = -n;</text:p>
      <text:p text:style-name="P23"><text:tab/>}</text:p>
      <text:p text:style-name="P23"><text:tab/>i = 0;</text:p>
      <text:p text:style-name="P23"><text:tab/>do{</text:p>
      <text:p text:style-name="P23"><text:tab/><text:tab/>s[i++] = n % 10 + '0';</text:p>
      <text:p text:style-name="P23"><text:tab/>}while ((n /= 10) &gt; 0); <text:s/></text:p>
      <text:p text:style-name="P23"><text:tab/>if(sign &lt; 0){</text:p>
      <text:p text:style-name="P23"><text:tab/><text:tab/>s[i++] = '-';</text:p>
      <text:p text:style-name="P23"><text:tab/>}</text:p>
      <text:p text:style-name="P23"><text:tab/>s[i] = '\0';</text:p>
      <text:p text:style-name="P23"><text:tab/>reverse(s);</text:p>
      <text:p text:style-name="P23"><text:soft-page-break/>}</text:p>
      <text:p text:style-name="P23"/>
      <text:p text:style-name="P23">void reverse(char *s){</text:p>
      <text:p text:style-name="P23"><text:tab/>int i, j;</text:p>
      <text:p text:style-name="P23"><text:tab/>char c;</text:p>
      <text:p text:style-name="P23"/>
      <text:p text:style-name="P23"><text:tab/>for(i = 0, j = strlen(s)-1; i &lt; j; i++, j--){</text:p>
      <text:p text:style-name="P23"><text:tab/><text:tab/>c = s[i];</text:p>
      <text:p text:style-name="P23"><text:tab/><text:tab/>s[i] = s[j];</text:p>
      <text:p text:style-name="P23"><text:tab/><text:tab/>s[j] = c;</text:p>
      <text:p text:style-name="P23"><text:tab/>}</text:p>
      <text:p text:style-name="P23">}</text:p>
      <text:p text:style-name="P23"/>
      <text:p text:style-name="P23"/>
      <text:p text:style-name="P23">char *slice(const char *a, const int begin, const int end){ //[begin, end]</text:p>
      <text:p text:style-name="P23"><text:tab/>if(strlen(a) &lt;= begin){</text:p>
      <text:p text:style-name="P23"><text:tab/><text:tab/>return NULL;</text:p>
      <text:p text:style-name="P23"><text:tab/>}</text:p>
      <text:p text:style-name="P23"><text:tab/>char *result = malloc( sizeof(char) * (end-begin+2) );</text:p>
      <text:p text:style-name="P23"><text:tab/>int i;</text:p>
      <text:p text:style-name="P23"><text:tab/>for(i = begin; i &lt;= end; i++){</text:p>
      <text:p text:style-name="P23"><text:tab/><text:tab/>result[i-begin] = a[i];</text:p>
      <text:p text:style-name="P23"><text:tab/>}</text:p>
      <text:p text:style-name="P23"><text:tab/>result[i] = '\0';</text:p>
      <text:p text:style-name="P23"><text:tab/>return result;</text:p>
      <text:p text:style-name="P23">}</text:p>
      <text:p text:style-name="P19"/>
      <text:p text:style-name="P13"><text:span text:style-name="T14">Файл queue</text:span><text:span text:style-name="T12">.c</text:span></text:p>
      <text:p text:style-name="P21"/>
      <text:p text:style-name="P23">#include "queue.h"</text:p>
      <text:p text:style-name="P22"/>
      <text:p text:style-name="P23">queue *create(){</text:p>
      <text:p text:style-name="P23"><text:tab/>queue *q = malloc(sizeof(queue));</text:p>
      <text:p text:style-name="P23"><text:tab/>q-&gt;size = 0;</text:p>
      <text:p text:style-name="P23"><text:tab/>q-&gt;first = q-&gt;last = NULL;</text:p>
      <text:p text:style-name="P23"><text:tab/>return q;</text:p>
      <text:p text:style-name="P23">}</text:p>
      <text:p text:style-name="P22"/>
      <text:p text:style-name="P23">bool isEmpty(const queue *q){</text:p>
      <text:p text:style-name="P23"><text:tab/>return q-&gt;size == 0;</text:p>
      <text:p text:style-name="P23">}</text:p>
      <text:p text:style-name="P22"/>
      <text:p text:style-name="P23">char *pop(queue *q){</text:p>
      <text:p text:style-name="P23"><text:tab/>if(isEmpty(q)){</text:p>
      <text:p text:style-name="P23"><text:tab/><text:tab/>return 0;</text:p>
      <text:p text:style-name="P23"><text:tab/>}</text:p>
      <text:p text:style-name="P23"><text:tab/>char *ans = malloc( sizeof(char) * (strlen(q-&gt;first-&gt;value)+1) );</text:p>
      <text:p text:style-name="P23"><text:tab/>strcpy(ans, q-&gt;first-&gt;value);</text:p>
      <text:p text:style-name="P23"><text:tab/>if(q-&gt;size == 1){</text:p>
      <text:p text:style-name="P23"><text:tab/><text:tab/>free(q-&gt;first);</text:p>
      <text:p text:style-name="P23"><text:tab/><text:tab/>q-&gt;first = NULL;</text:p>
      <text:p text:style-name="P23"><text:tab/>}else{</text:p>
      <text:p text:style-name="P23"><text:tab/><text:tab/>q-&gt;first = q-&gt;first-&gt;next;</text:p>
      <text:p text:style-name="P23"><text:tab/><text:tab/>q-&gt;first-&gt;prev-&gt;next = NULL;</text:p>
      <text:p text:style-name="P23"><text:tab/><text:tab/>free(q-&gt;first-&gt;prev);</text:p>
      <text:p text:style-name="P23"><text:tab/><text:tab/>q-&gt;first-&gt;prev = NULL;</text:p>
      <text:p text:style-name="P23"><text:tab/>}</text:p>
      <text:p text:style-name="P23"><text:tab/>q-&gt;size--;</text:p>
      <text:p text:style-name="P23"><text:tab/>return ans;</text:p>
      <text:p text:style-name="P23">}</text:p>
      <text:p text:style-name="P22"/>
      <text:p text:style-name="P23">void push(queue *q, char *data){</text:p>
      <text:p text:style-name="P23"><text:tab/>if(data == NULL){</text:p>
      <text:p text:style-name="P23"><text:tab/><text:tab/>return;</text:p>
      <text:p text:style-name="P23"><text:tab/>}</text:p>
      <text:p text:style-name="P23"><text:tab/>if(isEmpty(q)){</text:p>
      <text:p text:style-name="P23"><text:tab/><text:tab/>q-&gt;first = malloc(sizeof(list));</text:p>
      <text:p text:style-name="P23"><text:tab/><text:tab/>q-&gt;first-&gt;next = NULL;</text:p>
      <text:p text:style-name="P23"><text:tab/><text:tab/>q-&gt;first-&gt;prev = NULL;</text:p>
      <text:p text:style-name="P23"><text:tab/><text:tab/>q-&gt;last = q-&gt;first;</text:p>
      <text:p text:style-name="P23"><text:tab/><text:tab/>q-&gt;first-&gt;value = data;</text:p>
      <text:p text:style-name="P23"><text:soft-page-break/><text:tab/>}else{</text:p>
      <text:p text:style-name="P23"><text:tab/><text:tab/>q-&gt;last-&gt;next = malloc(sizeof(list));</text:p>
      <text:p text:style-name="P23"><text:tab/><text:tab/>q-&gt;last-&gt;next-&gt;prev = q-&gt;last;</text:p>
      <text:p text:style-name="P23"><text:tab/><text:tab/>q-&gt;last-&gt;next-&gt;next = NULL;</text:p>
      <text:p text:style-name="P23"><text:tab/><text:tab/>q-&gt;last-&gt;next-&gt;value = data; </text:p>
      <text:p text:style-name="P23"><text:tab/><text:tab/>q-&gt;last = q-&gt;last-&gt;next;</text:p>
      <text:p text:style-name="P23"><text:tab/>}<text:tab/></text:p>
      <text:p text:style-name="P23"><text:tab/>q-&gt;size++;</text:p>
      <text:p text:style-name="P23">}</text:p>
      <text:p text:style-name="P22"/>
      <text:p text:style-name="P23">int length(const queue *q){</text:p>
      <text:p text:style-name="P23"><text:tab/>return q-&gt;size;</text:p>
      <text:p text:style-name="P23">}</text:p>
      <text:p text:style-name="P22"/>
      <text:p text:style-name="P23">void show(const queue *q, const int ostream){</text:p>
      <text:p text:style-name="P23"><text:tab/>list *temp = q-&gt;first;</text:p>
      <text:p text:style-name="P23"><text:tab/>write(ostream, "queue: ", 7);</text:p>
      <text:p text:style-name="P23"><text:tab/>while(temp != NULL){</text:p>
      <text:p text:style-name="P23"><text:tab/><text:tab/>write(ostream, temp-&gt;value, strlen(temp-&gt;value));</text:p>
      <text:p text:style-name="P23"><text:tab/><text:tab/>write(ostream, " | ", 3);</text:p>
      <text:p text:style-name="P23"><text:tab/><text:tab/>temp = temp-&gt;next;</text:p>
      <text:p text:style-name="P23"><text:tab/>}</text:p>
      <text:p text:style-name="P23"><text:tab/>write(ostream, "\n\0", 2);</text:p>
      <text:p text:style-name="P23">}</text:p>
      <text:p text:style-name="P22"/>
      <text:p text:style-name="P23">char *first(const queue *q){</text:p>
      <text:p text:style-name="P23"><text:tab/>if(isEmpty(q)){</text:p>
      <text:p text:style-name="P23"><text:tab/><text:tab/>return "\0";</text:p>
      <text:p text:style-name="P23"><text:tab/>}</text:p>
      <text:p text:style-name="P23"><text:tab/>return q-&gt;first-&gt;value;</text:p>
      <text:p text:style-name="P23">}</text:p>
      <text:p text:style-name="P22"/>
      <text:p text:style-name="P23">char *last(const queue *q){</text:p>
      <text:p text:style-name="P23"><text:tab/>if(isEmpty(q)){</text:p>
      <text:p text:style-name="P23"><text:tab/><text:tab/>return "\0";</text:p>
      <text:p text:style-name="P23"><text:tab/>}</text:p>
      <text:p text:style-name="P23"><text:tab/>return q-&gt;last-&gt;value;</text:p>
      <text:p text:style-name="P23">}</text:p>
      <text:p text:style-name="P19"/>
      <text:p text:style-name="P20">Файл queue.h</text:p>
      <text:p text:style-name="P19"/>
      <text:p text:style-name="P23">#ifndef QUEUE_H</text:p>
      <text:p text:style-name="P23">#define QUEUE_H</text:p>
      <text:p text:style-name="P22"/>
      <text:p text:style-name="P23">#include &lt;stdbool.h&gt;</text:p>
      <text:p text:style-name="P23">#include &lt;string.h&gt;</text:p>
      <text:p text:style-name="P23">#include &lt;unistd.h&gt;</text:p>
      <text:p text:style-name="P23">#include &lt;stdlib.h&gt;</text:p>
      <text:p text:style-name="P22"/>
      <text:p text:style-name="P23">typedef struct queue queue;</text:p>
      <text:p text:style-name="P23">typedef struct list list;</text:p>
      <text:p text:style-name="P22"/>
      <text:p text:style-name="P23">struct queue{</text:p>
      <text:p text:style-name="P23"><text:tab/>list *first;</text:p>
      <text:p text:style-name="P23"><text:tab/>list *last;</text:p>
      <text:p text:style-name="P23"><text:tab/>int size;</text:p>
      <text:p text:style-name="P23">};</text:p>
      <text:p text:style-name="P22"/>
      <text:p text:style-name="P23">struct list{</text:p>
      <text:p text:style-name="P23"><text:tab/>list *next;</text:p>
      <text:p text:style-name="P23"><text:tab/>list *prev;</text:p>
      <text:p text:style-name="P23"><text:tab/>char *value;</text:p>
      <text:p text:style-name="P23">};</text:p>
      <text:p text:style-name="P22"/>
      <text:p text:style-name="P23">queue *create();</text:p>
      <text:p text:style-name="P22"/>
      <text:p text:style-name="P23">char *first(const queue *q);</text:p>
      <text:p text:style-name="P23">char *last(const queue *q);</text:p>
      <text:p text:style-name="P22"/>
      <text:p text:style-name="P23">void push(queue *q, char *data);</text:p>
      <text:p text:style-name="P23">char *pop(queue *q);</text:p>
      <text:p text:style-name="P22"><text:soft-page-break/></text:p>
      <text:p text:style-name="P23">bool isEmpty(const queue *q);</text:p>
      <text:p text:style-name="P23">int length(const queue *q);</text:p>
      <text:p text:style-name="P22"/>
      <text:p text:style-name="P23">void show(const queue *q, const int ostream);</text:p>
      <text:p text:style-name="P22"/>
      <text:p text:style-name="P23">#endif</text:p>
      <text:p text:style-name="P19"/>
      <text:p text:style-name="P19"/>
      <text:p text:style-name="P19"/>
      <text:p text:style-name="P6">Демонстрация работы программы.</text:p>
      <text:p text:style-name="P24">Welcome to the UI!</text:p>
      <text:p text:style-name="P24">List of the commands:</text:p>
      <text:p text:style-name="P24">0. exit - exit from program</text:p>
      <text:p text:style-name="P24">1. show - show the queue</text:p>
      <text:p text:style-name="P24">2. first - top of the queue</text:p>
      <text:p text:style-name="P24">3. last - back of the queue</text:p>
      <text:p text:style-name="P24">4. push VALUE - push the VALUE to the queue</text:p>
      <text:p text:style-name="P24">5. pop - pop the first element from the queue</text:p>
      <text:p text:style-name="P24">6. len - length of the queue</text:p>
      <text:p text:style-name="P24">7. empty - is the queue empty?</text:p>
      <text:p text:style-name="P25"/>
      <text:p text:style-name="P24">-----</text:p>
      <text:p text:style-name="P24">Attention! The limit of input string is 100 symbols!</text:p>
      <text:p text:style-name="P24">-----</text:p>
      <text:p text:style-name="P24">&gt; push qwerty</text:p>
      <text:p text:style-name="P24">&gt; push zxc123 qqq</text:p>
      <text:p text:style-name="P24">&gt; show</text:p>
      <text:p text:style-name="P24">queue: qwerty | zxc123 qqq | </text:p>
      <text:p text:style-name="P24">&gt; len</text:p>
      <text:p text:style-name="P24">2</text:p>
      <text:p text:style-name="P24">&gt; pop</text:p>
      <text:p text:style-name="P24">&gt; show</text:p>
      <text:p text:style-name="P24">queue: zxc123 qqq | </text:p>
      <text:p text:style-name="P24">&gt; len</text:p>
      <text:p text:style-name="P24">1</text:p>
      <text:p text:style-name="P24">&gt; push 123</text:p>
      <text:p text:style-name="P24">&gt; push push</text:p>
      <text:p text:style-name="P24">&gt; show</text:p>
      <text:p text:style-name="P24">queue: zxc123 qqq | 123 | push | </text:p>
      <text:p text:style-name="P24">&gt; len</text:p>
      <text:p text:style-name="P24">3</text:p>
      <text:p text:style-name="P24">&gt; empty</text:p>
      <text:p text:style-name="P24">false</text:p>
      <text:p text:style-name="P24">&gt; pop</text:p>
      <text:p text:style-name="P24">&gt; pop</text:p>
      <text:p text:style-name="P24">&gt; pop</text:p>
      <text:p text:style-name="P24">&gt; show</text:p>
      <text:p text:style-name="P24">queue: </text:p>
      <text:p text:style-name="P24">&gt; empty</text:p>
      <text:p text:style-name="P24">true</text:p>
      <text:p text:style-name="P24">&gt; first</text:p>
      <text:p text:style-name="P24">&gt; last</text:p>
      <text:p text:style-name="P24">&gt; push 123qwe</text:p>
      <text:p text:style-name="P24">&gt; push zxcz</text:p>
      <text:p text:style-name="P24">&gt; push 939393</text:p>
      <text:p text:style-name="P24">&gt; show</text:p>
      <text:p text:style-name="P24">queue: 123qwe | zxcz | 939393 | </text:p>
      <text:p text:style-name="P24">&gt; first</text:p>
      <text:p text:style-name="P24">123qwe</text:p>
      <text:p text:style-name="P24">&gt; last</text:p>
      <text:p text:style-name="P24">939393</text:p>
      <text:p text:style-name="P24">&gt; pop</text:p>
      <text:p text:style-name="P24">&gt; pop</text:p>
      <text:p text:style-name="P24">&gt; pop</text:p>
      <text:p text:style-name="P24"><text:soft-page-break/>&gt; pop</text:p>
      <text:p text:style-name="P24">&gt; pop</text:p>
      <text:p text:style-name="P24">&gt; pop</text:p>
      <text:p text:style-name="P24">&gt; show</text:p>
      <text:p text:style-name="P24">queue: </text:p>
      <text:p text:style-name="P24">&gt; exit</text:p>
      <text:p text:style-name="P7">Вывод</text:p>
      <text:p text:style-name="P10">Программа позволяет считывать и обрабатывать команды от пользователя, однако часть программы с «кодом ответа» завязана на его длине, <text:span text:style-name="T25">что отчасти не совсем корректно, но тем не менее позволяет ей стабильно работат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Ubuntu Mono" svg:font-family="'Ubuntu Mono'" style:font-pitch="fixed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1.812cm" fo:margin-right="1.48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0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19-10-23T08:07:47.911275442</dc:date>
    <meta:editing-cycles>43</meta:editing-cycles>
    <meta:editing-duration>PT2H53M47S</meta:editing-duration>
    <meta:generator>LibreOffice/6.0.7.3$Linux_X86_64 LibreOffice_project/00m0$Build-3</meta:generator>
    <meta:document-statistic meta:table-count="0" meta:image-count="0" meta:object-count="0" meta:page-count="10" meta:paragraph-count="391" meta:word-count="1386" meta:character-count="9531" meta:non-whitespace-character-count="79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